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Variable" svg:font-family="SegoeUIVariable, SegoeUI, 'Segoe UI', 'Helvetica Neue', Helvetica, 'Microsoft YaHei', 'Meiryo UI', Meiryo, 'Arial Unicode M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e55be"/>
    </style:style>
    <style:style style:name="P2" style:family="paragraph" style:parent-style-name="Text_20_body">
      <style:paragraph-properties fo:text-align="center" style:justify-single-word="false"/>
      <style:text-properties fo:font-size="12pt" fo:language="pt" fo:country="BR" officeooo:paragraph-rsid="001e55be" style:font-size-asian="12pt"/>
    </style:style>
    <style:style style:name="P3" style:family="paragraph" style:parent-style-name="Text_20_body">
      <style:paragraph-properties fo:text-align="start" style:justify-single-word="false"/>
      <style:text-properties officeooo:paragraph-rsid="001e55be"/>
    </style:style>
    <style:style style:name="P4" style:family="paragraph" style:parent-style-name="Text_20_body">
      <style:paragraph-properties fo:text-align="start" style:justify-single-word="false"/>
      <style:text-properties fo:font-weight="bold" officeooo:paragraph-rsid="001e55be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1e55be" officeooo:paragraph-rsid="001e55be"/>
    </style:style>
    <style:style style:name="P6" style:family="paragraph" style:parent-style-name="Text_20_body">
      <style:text-properties officeooo:rsid="001e55be" officeooo:paragraph-rsid="001e55be"/>
    </style:style>
    <style:style style:name="P7" style:family="paragraph" style:parent-style-name="Text_20_body">
      <style:paragraph-properties fo:orphans="0"/>
      <style:text-properties fo:color="#000000" loext:opacity="100%" fo:background-color="#ffffff"/>
    </style:style>
    <style:style style:name="P8" style:family="paragraph" style:parent-style-name="Text_20_body">
      <style:text-properties fo:color="#000000" loext:opacity="100%" style:font-name="Liberation Serif" fo:font-size="12pt" officeooo:rsid="001e55be" officeooo:paragraph-rsid="001e55be" fo:background-color="#ffffff" style:font-size-asian="12pt" style:font-size-complex="12pt"/>
    </style:style>
    <style:style style:name="P9" style:family="paragraph" style:parent-style-name="Text_20_body">
      <style:paragraph-properties fo:orphans="0"/>
      <style:text-properties fo:color="#000000" loext:opacity="100%" style:font-name="Liberation Serif" fo:font-size="12pt" officeooo:rsid="001e55be" fo:background-color="#ffffff" style:font-size-asian="12pt" style:font-size-complex="12pt"/>
    </style:style>
    <style:style style:name="P10" style:family="paragraph" style:parent-style-name="Text_20_body">
      <style:paragraph-properties fo:orphans="0"/>
    </style:style>
    <style:style style:name="P11" style:family="paragraph" style:parent-style-name="Title">
      <style:text-properties officeooo:paragraph-rsid="001e55be"/>
    </style:style>
    <style:style style:name="T1" style:family="text">
      <style:text-properties fo:font-size="12pt" fo:language="pt" fo:country="BR" style:font-size-asian="12pt"/>
    </style:style>
    <style:style style:name="T2" style:family="text">
      <style:text-properties fo:font-size="12pt" fo:language="pt" fo:country="BR" officeooo:rsid="00055c01" style:font-size-asian="12pt"/>
    </style:style>
    <style:style style:name="T3" style:family="text">
      <style:text-properties fo:language="pt" fo:country="BR"/>
    </style:style>
    <style:style style:name="T4" style:family="text">
      <style:text-properties fo:letter-spacing="-0.007cm" fo:language="pt" fo:country="BR"/>
    </style:style>
    <style:style style:name="T5" style:family="text">
      <style:text-properties fo:letter-spacing="-0.005cm" fo:language="pt" fo:country="BR"/>
    </style:style>
    <style:style style:name="T6" style:family="text">
      <style:text-properties fo:font-variant="normal" fo:text-transform="none" fo:color="#ffffff" loext:opacity="100%" style:font-name="SegoeUIVariable" fo:font-size="10.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ffffff" loext:opacity="100%" style:font-name="SegoeUIVariable" fo:font-size="10.5pt" fo:letter-spacing="normal" fo:font-style="normal" fo:font-weight="bold" officeooo:rsid="001e55be" style:font-weight-asian="bold" style:font-weight-complex="bold"/>
    </style:style>
    <style:style style:name="T8" style:family="text">
      <style:text-properties officeooo:rsid="001e55be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e55be" style:font-weight-asian="bold" style:font-weight-complex="bold"/>
    </style:style>
    <style:style style:name="T12" style:family="text">
      <style:text-properties style:font-name="Calibri" fo:font-size="13.5pt"/>
    </style:style>
    <style:style style:name="T13" style:family="text">
      <style:text-properties style:font-name="Calibri" fo:font-size="13.5pt" fo:font-weight="bold"/>
    </style:style>
    <style:style style:name="T14" style:family="text">
      <style:text-properties fo:color="#000000" loext:opacity="100%" fo:background-color="#ffffff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 loext:marker-style-name="T3"><text:span text:style-name="T3">PROJETO</text:span><text:span text:style-name="T4"> </text:span><text:span text:style-name="T3">DE</text:span><text:span text:style-name="T5"> </text:span><text:span text:style-name="T3">PESQUISA</text:span></text:p>
      <text:p text:style-name="P2" loext:marker-style-name="T1"/>
      <text:p text:style-name="P1" loext:marker-style-name="T1"><text:span text:style-name="T1">Aluno: </text:span><text:span text:style-name="T2">Felipe Batista de Souza</text:span></text:p>
      <text:p text:style-name="P1" loext:marker-style-name="T1"><text:span text:style-name="T1">Orientador: </text:span><text:span text:style-name="T2">Diego Raphael</text:span></text:p>
      <text:p text:style-name="P4" loext:marker-style-name="T1">Justificativa e Importância do Projeto de Pesquisa</text:p>
      <text:p text:style-name="P3" loext:marker-style-name="T1">O projeto de pesquisa <text:s/><text:span text:style-name="T8">propõe </text:span>a implementação de um sistema avançado de recomendação de produtos de seguro. Este sistema tem o potencial de transformar a maneira como as corretoras interagem com seus dados e clientes, oferecendo um suporte estratégico para os times comerciais.</text:p>
      <text:p text:style-name="P4" loext:marker-style-name="T1">Auxílio aos Times Comerciais</text:p>
      <text:p text:style-name="P3" loext:marker-style-name="T1">Através da utilização de técnicas sofisticadas de análise de dados <text:s/><text:span text:style-name="T8">e modelagem</text:span>, o projeto visa auxiliar os times comerciais a direcionar esforços de maneira mais eficiente em campanhas de marketing <text:span text:style-name="T8">e vendas para potenciais clientes</text:span>. <text:span text:style-name="T8">Criando campanhas mais focadas e eficazes. Auxiliando, também, na geração de insights. Criando</text:span> uma modelagem mais complexa do que a simples clusterização de clientes, o sistema pode traçar perfis de clientes com base em uma variedade de fatores, não se limitando apenas à similaridade de suas perspectivas.</text:p>
      <text:p text:style-name="P3" loext:marker-style-name="T1"><text:span text:style-name="T11">Objetivos<text:line-break/></text:span><text:span text:style-name="T8">O objetivo principal deste projeto de pesquisa é desenvolver e implementar um sistema avançado de recomendação de produtos de seguro personalizados para uma corretora. Este sistema será projetado para:</text:span></text:p>
      <text:p text:style-name="P5" loext:marker-style-name="T1"><text:span text:style-name="T10">Apoiar os times comerciais</text:span>, fornecendo ferramentas de apoio para os times comerciais desenvolverem campanhas de marketing mais direcionadas e eficazes e focarem esforços em potenciais clientes.</text:p>
      <text:p text:style-name="P5" loext:marker-style-name="T1"><text:span text:style-name="T10">Gerar insights</text:span> valiosos para os times comerciais, utilizando modelagem de dados complexa para identificar oportunidades de mercado e entender melhor as necessidades dos clientes.</text:p>
      <text:h text:style-name="Heading_20_2" text:outline-level="2" loext:marker-style-name="T1">Referências Bibliográficas</text:h>
      <text:p text:style-name="P6" loext:marker-style-name="T1">As referências bibliográficas levantadas até agora são:</text:p>
      <text:p text:style-name="P8" loext:marker-style-name="T1">PASSOS, G. <text:span text:style-name="T9">Redes Bipartidas para recomendação de produtos financeiros</text:span>. Disponível em: &lt;https://www.teses.usp.br/teses/disponiveis/55/55137/tde-24072020-164418/en.php&gt;. Acesso em: 1 maio. 2024. </text:p>
      <text:p text:style-name="P8" loext:marker-style-name="T1">LI, M. et al. <text:span text:style-name="T10">Evolving Model of Weighted Networks Inspired by Scientific Collaboration Networks</text:span>. Disponível em: &lt;https://arxiv.org/abs/cond-mat/0501655&gt;. Acesso em: 1 maio. 2024. </text:p>
      <text:p text:style-name="P9" loext:marker-style-name="T1">‌ESTRADA, E.; RODRÍGUEZ-VELÁZQUEZ, J. A. <text:span text:style-name="T10">Subgraph centrality in complex networks. Physical Review</text:span> E, v. 71, n. 5, 6 maio 2005. </text:p>
      <text:p text:style-name="P9" loext:marker-style-name="T1">‌Breese, J., Heckerman, D., and Kadie, C. (May, 1998). <text:span text:style-name="T10">An experimental comparison of collaborative filtering methods</text:span>. Technical Report MSR-TR-98-12, Microsoft Research, Redmond, WA </text:p>
      <text:p text:style-name="P9" loext:marker-style-name="T1">BELL, R. et al. The BellKor 2008 <text:span text:style-name="T10">Solution to the Netflix Prize</text:span>. [s.l: s.n.]. Disponível em: &lt;https://cseweb.ucsd.edu/classes/fa17/cse291-b/reading/ProgressPrize2008_BellKor.pdf&gt;.</text:p>
      <text:p text:style-name="P9" loext:marker-style-name="T1"><text:soft-page-break/>GUO, Y. et al. <text:span text:style-name="T10">Research on Recommendation of Insurance Products Based on Random Forest</text:span>. Disponível em: &lt;https://ieeexplore.ieee.org/abstract/document/8945683&gt;. Acesso em: 1 maio. 2024. </text:p>
      <text:p text:style-name="P7" loext:marker-style-name="T1">‌</text:p>
      <text:p text:style-name="P7" loext:marker-style-name="T1"/>
      <text:p text:style-name="P10" loext:marker-style-name="T1"/>
      <text:p text:style-name="P7" loext:marker-style-name="T1"/>
      <text:p text:style-name="P8" loext:marker-style-name="T1"/>
      <text:p text:style-name="P8" loext:marker-style-name="T1"/>
      <text:p text:style-name="P7" loext:marker-style-name="T1">‌</text:p>
      <text:p text:style-name="P6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UIVariable" svg:font-family="SegoeUIVariable, SegoeUI, 'Segoe UI', 'Helvetica Neue', Helvetica, 'Microsoft YaHei', 'Meiryo UI', Meiryo, 'Arial Unicode MS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Standard" style:class="chapter">
      <style:paragraph-properties fo:margin-left="1.194cm" fo:margin-right="1.065cm" fo:margin-top="0.004cm" fo:margin-bottom="0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6pt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1T18:29:07.671000000</meta:creation-date>
    <dc:date>2024-05-01T20:04:45.492000000</dc:date>
    <meta:editing-duration>PT1H35M38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20" meta:word-count="361" meta:character-count="2677" meta:non-whitespace-character-count="2331"/>
  </office:meta>
</office:document-meta>
</file>